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/>
      <style:text-properties officeooo:rsid="0011c86a" officeooo:paragraph-rsid="0011c86a"/>
    </style:style>
    <style:style style:name="P2" style:family="paragraph" style:parent-style-name="Standard">
      <style:paragraph-properties fo:margin-top="0.0791in" fo:margin-bottom="0.0791in" loext:contextual-spacing="false"/>
      <style:text-properties officeooo:rsid="00229453" officeooo:paragraph-rsid="00229453"/>
    </style:style>
    <style:style style:name="P3" style:family="paragraph" style:parent-style-name="Standard">
      <style:paragraph-properties fo:margin-top="0.0791in" fo:margin-bottom="0.0791in" loext:contextual-spacing="false"/>
      <style:text-properties officeooo:rsid="00229453" officeooo:paragraph-rsid="0020936b"/>
    </style:style>
    <style:style style:name="P4" style:family="paragraph" style:parent-style-name="Standard" style:list-style-name="L1">
      <style:paragraph-properties fo:margin-top="0.0791in" fo:margin-bottom="0.0791in" loext:contextual-spacing="false"/>
      <style:text-properties officeooo:rsid="00229453" officeooo:paragraph-rsid="00229453"/>
    </style:style>
    <style:style style:name="P5" style:family="paragraph" style:parent-style-name="Standard" style:list-style-name="L2">
      <style:paragraph-properties fo:margin-top="0.0791in" fo:margin-bottom="0.0791in" loext:contextual-spacing="false"/>
      <style:text-properties officeooo:rsid="0011c86a" officeooo:paragraph-rsid="0011c86a"/>
    </style:style>
    <style:style style:name="P6" style:family="paragraph" style:parent-style-name="Standard" style:list-style-name="L2">
      <style:paragraph-properties fo:margin-top="0.0791in" fo:margin-bottom="0.0791in" loext:contextual-spacing="false"/>
      <style:text-properties officeooo:rsid="001b3a08" officeooo:paragraph-rsid="001b3a08"/>
    </style:style>
    <style:style style:name="P7" style:family="paragraph" style:parent-style-name="Standard" style:list-style-name="L2">
      <style:paragraph-properties fo:margin-top="0.0791in" fo:margin-bottom="0.0791in" loext:contextual-spacing="false"/>
      <style:text-properties officeooo:rsid="00214bab" officeooo:paragraph-rsid="00214bab"/>
    </style:style>
    <style:style style:name="P8" style:family="paragraph" style:parent-style-name="Standard" style:list-style-name="L2">
      <style:paragraph-properties fo:margin-top="0.0791in" fo:margin-bottom="0.0791in" loext:contextual-spacing="false"/>
      <style:text-properties officeooo:rsid="001c4ed6" officeooo:paragraph-rsid="001c4ed6"/>
    </style:style>
    <style:style style:name="P9" style:family="paragraph" style:parent-style-name="Standard" style:list-style-name="L2">
      <style:paragraph-properties fo:margin-top="0.0791in" fo:margin-bottom="0.0791in" loext:contextual-spacing="false"/>
      <style:text-properties officeooo:rsid="001e1694" officeooo:paragraph-rsid="001e1694"/>
    </style:style>
    <style:style style:name="T1" style:family="text">
      <style:text-properties officeooo:rsid="00241c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RADART</text:p>
      <text:p text:style-name="P3"/>
      <text:list xml:id="list2481476956" text:style-name="L1">
        <text:list-item>
          <text:p text:style-name="P4">Set some real examples </text:p>
        </text:list-item>
      </text:list>
      <text:p text:style-name="P2"/>
      <text:p text:style-name="P2">Backlog</text:p>
      <text:list xml:id="list2974010928" text:style-name="L2">
        <text:list-item>
          <text:p text:style-name="P5">See the dark/light theme toggle (already navbar button set)</text:p>
        </text:list-item>
        <text:list-item>
          <text:p text:style-name="P6">Loading.js</text:p>
        </text:list-item>
        <text:list-item>
          <text:p text:style-name="P7">Error.js</text:p>
        </text:list-item>
        <text:list-item>
          <text:p text:style-name="P8">Fetch amenities from Firebase</text:p>
        </text:list-item>
        <text:list-item>
          <text:p text:style-name="P9">Fetch filter options on events page from Firebas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9:53:19.016769532</meta:creation-date>
    <dc:date>2025-04-05T22:09:22.548170921</dc:date>
    <meta:editing-duration>PT21H36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36" meta:character-count="204" meta:non-whitespace-character-count="181"/>
  </office:meta>
</office:document-meta>
</file>